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135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1355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1355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1355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4c3c6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4c3c6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style:use-window-font-color="true" officeooo:rsid="00406370" fo:background-color="transparent" loext:char-shading-value="0"/>
    </style:style>
    <style:style style:name="T9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0" style:family="text">
      <style:text-properties style:use-window-font-color="true" style:font-name="Arial" fo:font-size="10pt" fo:font-style="normal" officeooo:rsid="00406370" fo:background-color="transparent" loext:char-shading-value="0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Arial" fo:font-size="10pt" fo:font-style="normal" officeooo:rsid="00463a5b" fo:background-color="transparent" loext:char-shading-value="0" style:font-size-asian="10pt" style:font-style-asian="normal" style:font-size-complex="10pt" style:font-style-complex="normal"/>
    </style:style>
    <style:style style:name="T12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use-window-font-color="true" style:font-name="Arial" fo:font-size="10pt" fo:font-style="normal" style:text-underline-style="none" fo:font-weight="normal" officeooo:rsid="0024c3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officeooo:rsid="0022109e"/>
    </style:style>
    <style:style style:name="T16" style:family="text">
      <style:text-properties officeooo:rsid="00406370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officeooo:rsid="0024c3c6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7"><text:span text:style-name="T14"><office:annotation><dc:creator>Gauthier Bastien</dc:creator><dc:date>2011-01-13T14:56:41</dc:date><text:p text:style-name="P18">do text</text:p><text:p text:style-name="P18">from document(at=eer, format='odt')</text:p></office:annotation></text:span><text:span text:style-name="T12">Import depuis </text:span><text:span text:style-name="T13">eer</text:span><text:span text:style-name="T12">.odt</text:span></text:p>
            <text:p text:style-name="P16"><text:span text:style-name="T10"/></text:p>
            <text:p text:style-name="P15">RECOMMANDÉ</text:p>
          </table:table-cell>
        </table:table-row>
      </table:table>
      <text:p text:style-name="P3"/>
      <text:p text:style-name="P3">Transmis de la décision du Collège communal</text:p>
      <text:p text:style-name="P2"/>
      <text:p text:style-name="P11"/>
      <text:p text:style-name="P13"/>
      <text:p text:style-name="P6"><office:annotation><dc:creator>Gauthier Bastien</dc:creator><dc:date>2011-02-16T16:12:24</dc:date><text:p text:style-name="P18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8"><text:span text:style-name="T6">Monsieur le Fonctionnaire des implantations commerciales</text:span>,</text:p>
      <text:p text:style-name="P7"/>
      <text:p text:style-name="P7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7"/>
      <text:p text:style-name="P9">Nous vous en souhaitons bonne réception et nous vous prions d'agréer, <text:span text:style-name="T6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29.900428882</dc:date>
    <dc:language>fr-FR</dc:language>
    <meta:editing-cycles>167</meta:editing-cycles>
    <meta:editing-duration>P2DT5H29M50S</meta:editing-duration>
    <meta:document-statistic meta:table-count="1" meta:image-count="0" meta:object-count="0" meta:page-count="1" meta:paragraph-count="13" meta:word-count="108" meta:character-count="813" meta:non-whitespace-character-count="733"/>
    <meta:user-defined meta:name="Info 1"/>
    <meta:user-defined meta:name="Info 2"/>
    <meta:user-defined meta:name="Info 3"/>
    <meta:user-defined meta:name="Info 4"/>
  </office:meta>
</office:document-meta>
</file>